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17afb" officeooo:paragraph-rsid="00017af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2a0a" officeooo:paragraph-rsid="00022a0a" style:font-weight-asian="bold" style:font-weight-complex="bold"/>
    </style:style>
    <style:style style:name="P3" style:family="paragraph" style:parent-style-name="Standard" style:list-style-name="L3">
      <style:text-properties style:text-underline-style="solid" style:text-underline-width="auto" style:text-underline-color="font-color" fo:font-weight="bold" officeooo:rsid="00022a0a" officeooo:paragraph-rsid="00022a0a" style:font-weight-asian="bold" style:font-weight-complex="bold"/>
    </style:style>
    <style:style style:name="P4" style:family="paragraph" style:parent-style-name="Standard" style:list-style-name="L1">
      <style:text-properties style:text-underline-style="none" fo:font-weight="normal" officeooo:rsid="00019d2d" officeooo:paragraph-rsid="00019d2d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19d2d" officeooo:paragraph-rsid="00019d2d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officeooo:rsid="00019d2d" officeooo:paragraph-rsid="00019d2d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019d2d" officeooo:paragraph-rsid="00032146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022a0a" officeooo:paragraph-rsid="00022a0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22a0a" officeooo:paragraph-rsid="00022a0a" style:font-weight-asian="normal" style:font-weight-complex="normal"/>
    </style:style>
    <style:style style:name="P10" style:family="paragraph" style:parent-style-name="Standard" style:list-style-name="L2">
      <style:text-properties style:text-underline-style="none" fo:font-weight="normal" officeooo:rsid="00024f90" officeooo:paragraph-rsid="00024f90" style:font-weight-asian="normal" style:font-weight-complex="normal"/>
    </style:style>
    <style:style style:name="P11" style:family="paragraph" style:parent-style-name="Standard" style:list-style-name="L2">
      <style:text-properties style:text-underline-style="none" fo:font-weight="normal" officeooo:rsid="00024f90" officeooo:paragraph-rsid="0004ea2e" style:font-weight-asian="normal" style:font-weight-complex="normal"/>
    </style:style>
    <style:style style:name="P12" style:family="paragraph" style:parent-style-name="Standard" style:list-style-name="L2">
      <style:text-properties style:text-underline-style="none" fo:font-weight="normal" officeooo:rsid="00032146" officeooo:paragraph-rsid="0003214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32146" officeooo:paragraph-rsid="00032146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04ea2e" officeooo:paragraph-rsid="0004ea2e" style:font-weight-asian="normal" style:font-weight-complex="normal"/>
    </style:style>
    <style:style style:name="T1" style:family="text">
      <style:text-properties officeooo:rsid="00022a0a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24f90"/>
    </style:style>
    <style:style style:name="T5" style:family="text">
      <style:text-properties officeooo:rsid="00032146"/>
    </style:style>
    <style:style style:name="T6" style:family="text">
      <style:text-properties officeooo:rsid="0004ea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s Questions:</text:p>
      <text:p text:style-name="P1"/>
      <text:list xml:id="list136918722464661241" text:style-name="L1">
        <text:list-item>
          <text:p text:style-name="P4">which of the following is list<text:span text:style-name="T5">(Choose correct option)</text:span> ?</text:p>
          <text:list>
            <text:list-header>
              <text:p text:style-name="P4">a) [1,2,3,4,5]</text:p>
              <text:p text:style-name="P4">b) { a:”1”, b:”2”,c:”3”}</text:p>
            </text:list-header>
          </text:list>
        </text:list-item>
      </text:list>
      <text:p text:style-name="P5"><text:tab/> <text:s text:c="5"/>c) <text:s/>(1,2,3)</text:p>
      <text:list xml:id="list3895556289774828491" text:style-name="L2">
        <text:list-item>
          <text:p text:style-name="P7">Difference between list and Arrays <text:span text:style-name="T5">(Choose correct option)</text:span>?</text:p>
          <text:list>
            <text:list-item>
              <text:p text:style-name="P6"><text:span text:style-name="T1">1) </text:span>Array holds heterogenous data</text:p>
            </text:list-item>
            <text:list-item>
              <text:p text:style-name="P6"><text:span text:style-name="T1">2) </text:span>List holds heterogenous data</text:p>
            </text:list-item>
            <text:list-item>
              <text:p text:style-name="P6"><text:span text:style-name="T1">3) </text:span>Array and List are same</text:p>
            </text:list-item>
            <text:list-item>
              <text:p text:style-name="P6"><text:span text:style-name="T1">4) </text:span>Array is a catogory of list</text:p>
            </text:list-item>
            <text:list-item>
              <text:p text:style-name="P6"><text:span text:style-name="T1">5) </text:span>Array holds same datatypes</text:p>
            </text:list-item>
            <text:list-item>
              <text:p text:style-name="P6"><text:span text:style-name="T1">6) 1</text:span> &amp; <text:span text:style-name="T1">2</text:span> &amp; <text:span text:style-name="T1">3</text:span></text:p>
            </text:list-item>
            <text:list-item>
              <text:p text:style-name="P8">7) 2 &amp; 4 &amp; 5</text:p>
            </text:list-item>
          </text:list>
        </text:list-item>
        <text:list-item>
          <text:p text:style-name="P8">What is ordered and unorder datastructures?</text:p>
        </text:list-item>
        <text:list-item>
          <text:p text:style-name="P8"><text:span text:style-name="T4">List out all list operations ?</text:span></text:p>
        </text:list-item>
        <text:list-item>
          <text:p text:style-name="P12">What append function do in python?</text:p>
        </text:list-item>
        <text:list-item>
          <text:p text:style-name="P12">What extend function do in python?</text:p>
        </text:list-item>
        <text:list-item>
          <text:p text:style-name="P12">What is difference b/w append and extend ?</text:p>
        </text:list-item>
        <text:list-item>
          <text:p text:style-name="P14">What is insert function?</text:p>
        </text:list-item>
        <text:list-item>
          <text:p text:style-name="P14">What is the difference between insert, extend and insert function?</text:p>
        </text:list-item>
      </text:list>
      <text:p text:style-name="P9"/>
      <text:p text:style-name="P2">Practice Questions :</text:p>
      <text:list xml:id="list7496242206158271889" text:style-name="L3">
        <text:list-header>
          <text:p text:style-name="P3"/>
        </text:list-header>
      </text:list>
      <text:list xml:id="list85331279734149" text:continue-list="list3895556289774828491" text:style-name="L2">
        <text:list-item>
          <text:p text:style-name="P8">Define a list as x = [1,2,3,4,5,5,6,7,7]</text:p>
          <text:list>
            <text:list-item>
              <text:p text:style-name="P8">Print 1<text:span text:style-name="T2">st</text:span> value in list</text:p>
            </text:list-item>
            <text:list-item>
              <text:p text:style-name="P8">print last value in list</text:p>
            </text:list-item>
            <text:list-item>
              <text:p text:style-name="P8">print 6<text:span text:style-name="T2">th</text:span> value in list</text:p>
            </text:list-item>
            <text:list-item>
              <text:p text:style-name="P8">print all values in list</text:p>
            </text:list-item>
            <text:list-item>
              <text:p text:style-name="P8">print values from 2 to 6</text:p>
            </text:list-item>
            <text:list-item>
              <text:p text:style-name="P8">print all values in list except first three values(Skip first three values)</text:p>
            </text:list-item>
          </text:list>
        </text:list-item>
        <text:list-item>
          <text:p text:style-name="P8">Do above operations using negative indexes</text:p>
        </text:list-item>
        <text:list-item>
          <text:p text:style-name="P10">Define a list as y = [10,20,30,40,50,60]</text:p>
          <text:list>
            <text:list-item>
              <text:p text:style-name="P10">Append 300 to above list</text:p>
            </text:list-item>
            <text:list-item>
              <text:p text:style-name="P10">Append 500 to above list</text:p>
            </text:list-item>
            <text:list-item>
              <text:p text:style-name="P10">Append 34 to above list</text:p>
            </text:list-item>
            <text:list-item>
              <text:p text:style-name="P10">Append 500 to above list</text:p>
            </text:list-item>
            <text:list-item>
              <text:p text:style-name="P10">Append y to itself and check output</text:p>
            </text:list-item>
            <text:list-item>
              <text:p text:style-name="P12">Append 1000 to above list</text:p>
            </text:list-item>
          </text:list>
        </text:list-item>
        <text:list-item>
          <text:p text:style-name="P11">Define a list as y = [10,20,30,40,50,60]</text:p>
          <text:list>
            <text:list-item>
              <text:p text:style-name="P14"><text:span text:style-name="T6">Extend above list with</text:span> 300</text:p>
            </text:list-item>
            <text:list-item>
              <text:p text:style-name="P14">Extend above list with 500</text:p>
            </text:list-item>
            <text:list-item>
              <text:p text:style-name="P14">Extend above list with 34</text:p>
            </text:list-item>
            <text:list-item>
              <text:p text:style-name="P14">Extend list with itself</text:p>
            </text:list-item>
          </text:list>
        </text:list-item>
        <text:list-item>
          <text:p text:style-name="P12">Define a list as z = [3,5,7,9,1,4,567,89] and a = [3,4,5,2,34,234]</text:p>
          <text:list>
            <text:list-item>
              <text:p text:style-name="P12">Append list a to z</text:p>
            </text:list-item>
            <text:list-item>
              <text:p text:style-name="P12">Extend list z with a</text:p>
            </text:list-item>
            <text:list-item>
              <text:p text:style-name="P12">Find out difference between Append and Extend</text:p>
            </text:list-item>
          </text:list>
        </text:list-item>
      </text:list>
      <text:p text:style-name="P13"/>
      <text:p text:style-name="P13"><text:soft-page-break/></text:p>
      <text:p text:style-name="P13"/>
      <text:list xml:id="list85329602907777" text:continue-numbering="true" text:style-name="L2">
        <text:list-item>
          <text:p text:style-name="P14">Define a list l=[5,892,32,2,123,12312]</text:p>
          <text:list>
            <text:list-item>
              <text:p text:style-name="P14">Insert 3233 at 4<text:span text:style-name="T2">rd</text:span> index</text:p>
            </text:list-item>
            <text:list-item>
              <text:p text:style-name="P14">Insert 34 at 3<text:span text:style-name="T2">rd</text:span> index</text:p>
            </text:list-item>
            <text:list-item>
              <text:p text:style-name="P14">Insert 50 at last index</text:p>
            </text:list-item>
            <text:list-item>
              <text:p text:style-name="P14">insert l to itself at 4<text:span text:style-name="T2">th</text:span> index</text:p>
            </text:list-item>
          </text:list>
        </text:list-item>
        <text:list-item>
          <text:p text:style-name="P14">Define a list l=[“xyx”,”xyz”,”wxy”]</text:p>
          <text:list>
            <text:list-item>
              <text:p text:style-name="P14">change value at 0<text:span text:style-name="T2">th</text:span> <text:s/>index as “abc”</text:p>
            </text:list-item>
            <text:list-item>
              <text:p text:style-name="P14">change value at 1<text:span text:style-name="T2">st</text:span> index as “lmn”</text:p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7:52:46.691122325</meta:creation-date>
    <dc:date>2018-04-06T08:53:29.189955219</dc:date>
    <meta:editing-duration>PT9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356" meta:character-count="1704" meta:non-whitespace-character-count="1444"/>
  </office:meta>
</office:document-meta>
</file>